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382" officeooo:paragraph-rsid="0002c382"/>
    </style:style>
    <style:style style:name="P2" style:family="paragraph" style:parent-style-name="Standard">
      <style:text-properties fo:color="#000000" officeooo:rsid="0002c382" officeooo:paragraph-rsid="0002c382" fo:background-color="#ffff00"/>
    </style:style>
    <style:style style:name="P3" style:family="paragraph" style:parent-style-name="Standard">
      <style:text-properties officeooo:rsid="0002eba2" officeooo:paragraph-rsid="0002eba2"/>
    </style:style>
    <style:style style:name="P4" style:family="paragraph" style:parent-style-name="Standard">
      <style:text-properties officeooo:rsid="00038612" officeooo:paragraph-rsid="00038612"/>
    </style:style>
    <style:style style:name="P5" style:family="paragraph" style:parent-style-name="Standard">
      <style:text-properties officeooo:rsid="00042cd1" officeooo:paragraph-rsid="00042cd1"/>
    </style:style>
    <style:style style:name="P6" style:family="paragraph" style:parent-style-name="Standard">
      <style:text-properties officeooo:rsid="0005cad9" officeooo:paragraph-rsid="0005cad9"/>
    </style:style>
    <style:style style:name="T1" style:family="text">
      <style:text-properties officeooo:rsid="0002eba2"/>
    </style:style>
    <style:style style:name="T2" style:family="text">
      <style:text-properties officeooo:rsid="00038612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</text:p>
      <text:p text:style-name="P1">Clase Nro. <text:span text:style-name="T2">10 - </text:span><text:s/>4/06/2021</text:p>
      <text:p text:style-name="P1"/>
      <text:p text:style-name="P2">PARCIAL 25/06/2021 – <text:span text:style-name="T1">2 puntos practicos, un punto teorico – se promociona si las dos notas son mayor a 8</text:span></text:p>
      <text:p text:style-name="P2"/>
      <text:p text:style-name="P3">Diccionarios - </text:p>
      <text:p text:style-name="P4">se debe usar: <text:s/><text:span text:style-name="T3">using System.Collections.Generic;</text:span></text:p>
      <text:p text:style-name="P4">La clave del diccionario no puede estar repetida</text:p>
      <text:p text:style-name="P5"/>
      <text:p text:style-name="P5">Hacer ejercicios del slack</text:p>
      <text:p text:style-name="P5"/>
      <text:p text:style-name="P6">Grafos</text:p>
      <text:p text:style-name="P6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9:01:44.678107959</meta:creation-date>
    <dc:date>2021-06-05T17:56:45.819221121</dc:date>
    <meta:editing-duration>PT18H3M5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46" meta:character-count="293" meta:non-whitespace-character-count="249"/>
  </office:meta>
</office:document-meta>
</file>